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bb98" officeooo:paragraph-rsid="001abb98"/>
    </style:style>
    <style:style style:name="T1" style:family="text">
      <style:text-properties officeooo:rsid="001bb9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qui esta el link para el video del proyecto Juego-Banco <text:span text:style-name="T1">que esta cargado en la plataforma de youtube:</text:span></text:p>
      <text:p text:style-name="P1"/>
      <text:p text:style-name="P1"><text:a xlink:type="simple" xlink:href="https://youtu.be/TLCxASVxTBA">https://youtu.be/TLCxASVxTBA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3:30:20.393051887</meta:creation-date>
    <dc:date>2016-12-07T13:31:56.316556059</dc:date>
    <meta:editing-duration>PT26S</meta:editing-duration>
    <meta:editing-cycles>2</meta:editing-cycles>
    <meta:generator>LibreOffice/4.2.8.2$Linux_x86 LibreOffice_project/420m0$Build-2</meta:generator>
    <meta:document-statistic meta:table-count="0" meta:image-count="0" meta:object-count="0" meta:page-count="1" meta:paragraph-count="2" meta:word-count="19" meta:character-count="130" meta:non-whitespace-character-count="113"/>
  </office:meta>
</office:document-meta>
</file>